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with rms</text:p>
          </table:table-cell>
          <table:table-cell office:value-type="string" calcext:value-type="string">
            <text:p>no_rms</text:p>
          </table:table-cell>
          <table:table-cell office:value-type="string" calcext:value-type="string">
            <text:p>small_mask_no_rms</text:p>
          </table:table-cell>
          <table:table-cell office:value-type="string" calcext:value-type="string">
            <text:p>small_mask_with_rms</text:p>
          </table:table-cell>
          <table:table-cell office:value-type="string" calcext:value-type="string">
            <text:p>no_rms&amp;mask</text:p>
          </table:table-cell>
          <table:table-cell table:number-columns-repeated="1019"/>
        </table:table-row>
        <table:table-row table:style-name="ro1">
          <table:table-cell office:value-type="float" office:value="26.0741" calcext:value-type="float">
            <text:p>26.0741</text:p>
          </table:table-cell>
          <table:table-cell office:value-type="float" office:value="24.1242" calcext:value-type="float">
            <text:p>24.1242</text:p>
          </table:table-cell>
          <table:table-cell office:value-type="float" office:value="24.0052" calcext:value-type="float">
            <text:p>24.0052</text:p>
          </table:table-cell>
          <table:table-cell office:value-type="float" office:value="23.9685" calcext:value-type="float">
            <text:p>23.9685</text:p>
          </table:table-cell>
          <table:table-cell office:value-type="float" office:value="24.1498" calcext:value-type="float">
            <text:p>24.1498</text:p>
          </table:table-cell>
          <table:table-cell table:number-columns-repeated="1019"/>
        </table:table-row>
        <table:table-row table:style-name="ro1">
          <table:table-cell office:value-type="float" office:value="26.1214" calcext:value-type="float">
            <text:p>26.1214</text:p>
          </table:table-cell>
          <table:table-cell office:value-type="float" office:value="23.9448" calcext:value-type="float">
            <text:p>23.9448</text:p>
          </table:table-cell>
          <table:table-cell office:value-type="float" office:value="23.8151" calcext:value-type="float">
            <text:p>23.8151</text:p>
          </table:table-cell>
          <table:table-cell office:value-type="float" office:value="23.8384" calcext:value-type="float">
            <text:p>23.8384</text:p>
          </table:table-cell>
          <table:table-cell office:value-type="float" office:value="24.0051" calcext:value-type="float">
            <text:p>24.0051</text:p>
          </table:table-cell>
          <table:table-cell table:number-columns-repeated="1019"/>
        </table:table-row>
        <table:table-row table:style-name="ro1">
          <table:table-cell office:value-type="float" office:value="25.7851" calcext:value-type="float">
            <text:p>25.7851</text:p>
          </table:table-cell>
          <table:table-cell office:value-type="float" office:value="23.8104" calcext:value-type="float">
            <text:p>23.8104</text:p>
          </table:table-cell>
          <table:table-cell office:value-type="float" office:value="23.7149" calcext:value-type="float">
            <text:p>23.7149</text:p>
          </table:table-cell>
          <table:table-cell office:value-type="float" office:value="23.7971" calcext:value-type="float">
            <text:p>23.7971</text:p>
          </table:table-cell>
          <table:table-cell office:value-type="float" office:value="23.9129" calcext:value-type="float">
            <text:p>23.9129</text:p>
          </table:table-cell>
          <table:table-cell table:number-columns-repeated="1019"/>
        </table:table-row>
        <table:table-row table:style-name="ro1">
          <table:table-cell office:value-type="float" office:value="26.1758" calcext:value-type="float">
            <text:p>26.1758</text:p>
          </table:table-cell>
          <table:table-cell office:value-type="float" office:value="23.9494" calcext:value-type="float">
            <text:p>23.9494</text:p>
          </table:table-cell>
          <table:table-cell office:value-type="float" office:value="23.8488" calcext:value-type="float">
            <text:p>23.8488</text:p>
          </table:table-cell>
          <table:table-cell office:value-type="float" office:value="23.9286" calcext:value-type="float">
            <text:p>23.9286</text:p>
          </table:table-cell>
          <table:table-cell office:value-type="float" office:value="24.0284" calcext:value-type="float">
            <text:p>24.0284</text:p>
          </table:table-cell>
          <table:table-cell table:number-columns-repeated="1019"/>
        </table:table-row>
        <table:table-row table:style-name="ro1">
          <table:table-cell office:value-type="float" office:value="25.8284" calcext:value-type="float">
            <text:p>25.8284</text:p>
          </table:table-cell>
          <table:table-cell office:value-type="float" office:value="23.9073" calcext:value-type="float">
            <text:p>23.9073</text:p>
          </table:table-cell>
          <table:table-cell office:value-type="float" office:value="23.8025" calcext:value-type="float">
            <text:p>23.8025</text:p>
          </table:table-cell>
          <table:table-cell office:value-type="float" office:value="23.9044" calcext:value-type="float">
            <text:p>23.9044</text:p>
          </table:table-cell>
          <table:table-cell office:value-type="float" office:value="23.9734" calcext:value-type="float">
            <text:p>23.9734</text:p>
          </table:table-cell>
          <table:table-cell table:number-columns-repeated="1019"/>
        </table:table-row>
        <table:table-row table:style-name="ro1">
          <table:table-cell office:value-type="float" office:value="26.4506" calcext:value-type="float">
            <text:p>26.4506</text:p>
          </table:table-cell>
          <table:table-cell office:value-type="float" office:value="23.7673" calcext:value-type="float">
            <text:p>23.7673</text:p>
          </table:table-cell>
          <table:table-cell office:value-type="float" office:value="23.6264" calcext:value-type="float">
            <text:p>23.6264</text:p>
          </table:table-cell>
          <table:table-cell office:value-type="float" office:value="23.7566" calcext:value-type="float">
            <text:p>23.7566</text:p>
          </table:table-cell>
          <table:table-cell office:value-type="float" office:value="23.8414" calcext:value-type="float">
            <text:p>23.8414</text:p>
          </table:table-cell>
          <table:table-cell table:number-columns-repeated="1019"/>
        </table:table-row>
        <table:table-row table:style-name="ro1">
          <table:table-cell office:value-type="float" office:value="23.4638" calcext:value-type="float">
            <text:p>23.4638</text:p>
          </table:table-cell>
          <table:table-cell office:value-type="float" office:value="24.0382" calcext:value-type="float">
            <text:p>24.0382</text:p>
          </table:table-cell>
          <table:table-cell office:value-type="float" office:value="23.5708" calcext:value-type="float">
            <text:p>23.5708</text:p>
          </table:table-cell>
          <table:table-cell office:value-type="float" office:value="23.7172" calcext:value-type="float">
            <text:p>23.7172</text:p>
          </table:table-cell>
          <table:table-cell office:value-type="float" office:value="23.772" calcext:value-type="float">
            <text:p>23.772</text:p>
          </table:table-cell>
          <table:table-cell table:number-columns-repeated="1019"/>
        </table:table-row>
        <table:table-row table:style-name="ro1">
          <table:table-cell office:value-type="float" office:value="23.4712" calcext:value-type="float">
            <text:p>23.4712</text:p>
          </table:table-cell>
          <table:table-cell office:value-type="float" office:value="23.6807" calcext:value-type="float">
            <text:p>23.6807</text:p>
          </table:table-cell>
          <table:table-cell office:value-type="float" office:value="23.4498" calcext:value-type="float">
            <text:p>23.4498</text:p>
          </table:table-cell>
          <table:table-cell office:value-type="float" office:value="23.5224" calcext:value-type="float">
            <text:p>23.5224</text:p>
          </table:table-cell>
          <table:table-cell office:value-type="float" office:value="23.5345" calcext:value-type="float">
            <text:p>23.5345</text:p>
          </table:table-cell>
          <table:table-cell table:number-columns-repeated="1019"/>
        </table:table-row>
        <table:table-row table:style-name="ro1">
          <table:table-cell office:value-type="float" office:value="23.5221" calcext:value-type="float">
            <text:p>23.5221</text:p>
          </table:table-cell>
          <table:table-cell office:value-type="float" office:value="23.6849" calcext:value-type="float">
            <text:p>23.6849</text:p>
          </table:table-cell>
          <table:table-cell office:value-type="float" office:value="23.4407" calcext:value-type="float">
            <text:p>23.4407</text:p>
          </table:table-cell>
          <table:table-cell office:value-type="float" office:value="23.52" calcext:value-type="float">
            <text:p>23.52</text:p>
          </table:table-cell>
          <table:table-cell office:value-type="float" office:value="23.538" calcext:value-type="float">
            <text:p>23.538</text:p>
          </table:table-cell>
          <table:table-cell table:number-columns-repeated="1019"/>
        </table:table-row>
        <table:table-row table:style-name="ro1">
          <table:table-cell office:value-type="float" office:value="23.4104" calcext:value-type="float">
            <text:p>23.4104</text:p>
          </table:table-cell>
          <table:table-cell office:value-type="float" office:value="23.9043" calcext:value-type="float">
            <text:p>23.9043</text:p>
          </table:table-cell>
          <table:table-cell office:value-type="float" office:value="23.5484" calcext:value-type="float">
            <text:p>23.5484</text:p>
          </table:table-cell>
          <table:table-cell office:value-type="float" office:value="23.6568" calcext:value-type="float">
            <text:p>23.6568</text:p>
          </table:table-cell>
          <table:table-cell office:value-type="float" office:value="23.7519" calcext:value-type="float">
            <text:p>23.7519</text:p>
          </table:table-cell>
          <table:table-cell table:number-columns-repeated="1019"/>
        </table:table-row>
        <table:table-row table:style-name="ro1">
          <table:table-cell office:value-type="float" office:value="23.3906" calcext:value-type="float">
            <text:p>23.3906</text:p>
          </table:table-cell>
          <table:table-cell office:value-type="float" office:value="23.6265" calcext:value-type="float">
            <text:p>23.6265</text:p>
          </table:table-cell>
          <table:table-cell office:value-type="float" office:value="23.4278" calcext:value-type="float">
            <text:p>23.4278</text:p>
          </table:table-cell>
          <table:table-cell office:value-type="float" office:value="23.4833" calcext:value-type="float">
            <text:p>23.4833</text:p>
          </table:table-cell>
          <table:table-cell office:value-type="float" office:value="23.4951" calcext:value-type="float">
            <text:p>23.4951</text:p>
          </table:table-cell>
          <table:table-cell table:number-columns-repeated="1019"/>
        </table:table-row>
        <table:table-row table:style-name="ro1">
          <table:table-cell office:value-type="float" office:value="23.3481" calcext:value-type="float">
            <text:p>23.3481</text:p>
          </table:table-cell>
          <table:table-cell office:value-type="float" office:value="23.5533" calcext:value-type="float">
            <text:p>23.5533</text:p>
          </table:table-cell>
          <table:table-cell office:value-type="float" office:value="23.4515" calcext:value-type="float">
            <text:p>23.4515</text:p>
          </table:table-cell>
          <table:table-cell office:value-type="float" office:value="23.4783" calcext:value-type="float">
            <text:p>23.4783</text:p>
          </table:table-cell>
          <table:table-cell office:value-type="float" office:value="23.4685" calcext:value-type="float">
            <text:p>23.4685</text:p>
          </table:table-cell>
          <table:table-cell table:number-columns-repeated="1019"/>
        </table:table-row>
        <table:table-row table:style-name="ro1">
          <table:table-cell office:value-type="float" office:value="23.3829" calcext:value-type="float">
            <text:p>23.3829</text:p>
          </table:table-cell>
          <table:table-cell office:value-type="float" office:value="23.4981" calcext:value-type="float">
            <text:p>23.4981</text:p>
          </table:table-cell>
          <table:table-cell office:value-type="float" office:value="23.3929" calcext:value-type="float">
            <text:p>23.3929</text:p>
          </table:table-cell>
          <table:table-cell office:value-type="float" office:value="23.4224" calcext:value-type="float">
            <text:p>23.4224</text:p>
          </table:table-cell>
          <table:table-cell office:value-type="float" office:value="23.4122" calcext:value-type="float">
            <text:p>23.4122</text:p>
          </table:table-cell>
          <table:table-cell table:number-columns-repeated="1019"/>
        </table:table-row>
        <table:table-row table:style-name="ro1">
          <table:table-cell office:value-type="float" office:value="24.7982" calcext:value-type="float">
            <text:p>24.7982</text:p>
          </table:table-cell>
          <table:table-cell office:value-type="float" office:value="23.7589" calcext:value-type="float">
            <text:p>23.7589</text:p>
          </table:table-cell>
          <table:table-cell office:value-type="float" office:value="23.3936" calcext:value-type="float">
            <text:p>23.3936</text:p>
          </table:table-cell>
          <table:table-cell office:value-type="float" office:value="23.5203" calcext:value-type="float">
            <text:p>23.5203</text:p>
          </table:table-cell>
          <table:table-cell office:value-type="float" office:value="23.6618" calcext:value-type="float">
            <text:p>23.6618</text:p>
          </table:table-cell>
          <table:table-cell table:number-columns-repeated="1019"/>
        </table:table-row>
        <table:table-row table:style-name="ro1">
          <table:table-cell office:value-type="float" office:value="24.5251" calcext:value-type="float">
            <text:p>24.5251</text:p>
          </table:table-cell>
          <table:table-cell office:value-type="float" office:value="23.5413" calcext:value-type="float">
            <text:p>23.5413</text:p>
          </table:table-cell>
          <table:table-cell office:value-type="float" office:value="23.3" calcext:value-type="float">
            <text:p>23.3</text:p>
          </table:table-cell>
          <table:table-cell office:value-type="float" office:value="23.376" calcext:value-type="float">
            <text:p>23.376</text:p>
          </table:table-cell>
          <table:table-cell office:value-type="float" office:value="23.4163" calcext:value-type="float">
            <text:p>23.4163</text:p>
          </table:table-cell>
          <table:table-cell table:number-columns-repeated="1019"/>
        </table:table-row>
        <table:table-row table:style-name="ro1">
          <table:table-cell office:value-type="float" office:value="24.5155" calcext:value-type="float">
            <text:p>24.5155</text:p>
          </table:table-cell>
          <table:table-cell office:value-type="float" office:value="23.5758" calcext:value-type="float">
            <text:p>23.5758</text:p>
          </table:table-cell>
          <table:table-cell office:value-type="float" office:value="23.3217" calcext:value-type="float">
            <text:p>23.3217</text:p>
          </table:table-cell>
          <table:table-cell office:value-type="float" office:value="23.4136" calcext:value-type="float">
            <text:p>23.4136</text:p>
          </table:table-cell>
          <table:table-cell office:value-type="float" office:value="23.4715" calcext:value-type="float">
            <text:p>23.4715</text:p>
          </table:table-cell>
          <table:table-cell table:number-columns-repeated="1019"/>
        </table:table-row>
        <table:table-row table:style-name="ro1">
          <table:table-cell office:value-type="float" office:value="23.2703" calcext:value-type="float">
            <text:p>23.2703</text:p>
          </table:table-cell>
          <table:table-cell office:value-type="float" office:value="23.6808" calcext:value-type="float">
            <text:p>23.6808</text:p>
          </table:table-cell>
          <table:table-cell office:value-type="float" office:value="23.3252" calcext:value-type="float">
            <text:p>23.3252</text:p>
          </table:table-cell>
          <table:table-cell office:value-type="float" office:value="23.4517" calcext:value-type="float">
            <text:p>23.4517</text:p>
          </table:table-cell>
          <table:table-cell office:value-type="float" office:value="23.6095" calcext:value-type="float">
            <text:p>23.6095</text:p>
          </table:table-cell>
          <table:table-cell table:number-columns-repeated="1019"/>
        </table:table-row>
        <table:table-row table:style-name="ro1">
          <table:table-cell office:value-type="float" office:value="25.1416" calcext:value-type="float">
            <text:p>25.1416</text:p>
          </table:table-cell>
          <table:table-cell office:value-type="float" office:value="23.5957" calcext:value-type="float">
            <text:p>23.5957</text:p>
          </table:table-cell>
          <table:table-cell office:value-type="float" office:value="23.2962" calcext:value-type="float">
            <text:p>23.2962</text:p>
          </table:table-cell>
          <table:table-cell office:value-type="float" office:value="23.4217" calcext:value-type="float">
            <text:p>23.4217</text:p>
          </table:table-cell>
          <table:table-cell office:value-type="float" office:value="23.5173" calcext:value-type="float">
            <text:p>23.5173</text:p>
          </table:table-cell>
          <table:table-cell table:number-columns-repeated="1019"/>
        </table:table-row>
        <table:table-row table:style-name="ro1">
          <table:table-cell office:value-type="float" office:value="23.329" calcext:value-type="float">
            <text:p>23.329</text:p>
          </table:table-cell>
          <table:table-cell office:value-type="float" office:value="23.6503" calcext:value-type="float">
            <text:p>23.6503</text:p>
          </table:table-cell>
          <table:table-cell office:value-type="float" office:value="23.3312" calcext:value-type="float">
            <text:p>23.3312</text:p>
          </table:table-cell>
          <table:table-cell office:value-type="float" office:value="23.4637" calcext:value-type="float">
            <text:p>23.4637</text:p>
          </table:table-cell>
          <table:table-cell office:value-type="float" office:value="23.5817" calcext:value-type="float">
            <text:p>23.5817</text:p>
          </table:table-cell>
          <table:table-cell table:number-columns-repeated="1019"/>
        </table:table-row>
        <table:table-row table:style-name="ro1">
          <table:table-cell office:value-type="float" office:value="23.2193" calcext:value-type="float">
            <text:p>23.2193</text:p>
          </table:table-cell>
          <table:table-cell office:value-type="float" office:value="23.6165" calcext:value-type="float">
            <text:p>23.6165</text:p>
          </table:table-cell>
          <table:table-cell office:value-type="float" office:value="23.4195" calcext:value-type="float">
            <text:p>23.4195</text:p>
          </table:table-cell>
          <table:table-cell office:value-type="float" office:value="23.519" calcext:value-type="float">
            <text:p>23.519</text:p>
          </table:table-cell>
          <table:table-cell office:value-type="float" office:value="23.5501" calcext:value-type="float">
            <text:p>23.5501</text:p>
          </table:table-cell>
          <table:table-cell table:number-columns-repeated="1019"/>
        </table:table-row>
        <table:table-row table:style-name="ro1">
          <table:table-cell office:value-type="float" office:value="24.4022" calcext:value-type="float">
            <text:p>24.4022</text:p>
          </table:table-cell>
          <table:table-cell office:value-type="float" office:value="23.4317" calcext:value-type="float">
            <text:p>23.4317</text:p>
          </table:table-cell>
          <table:table-cell office:value-type="float" office:value="23.3243" calcext:value-type="float">
            <text:p>23.3243</text:p>
          </table:table-cell>
          <table:table-cell office:value-type="float" office:value="23.3845" calcext:value-type="float">
            <text:p>23.3845</text:p>
          </table:table-cell>
          <table:table-cell office:value-type="float" office:value="23.3724" calcext:value-type="float">
            <text:p>23.3724</text:p>
          </table:table-cell>
          <table:table-cell table:number-columns-repeated="1019"/>
        </table:table-row>
        <table:table-row table:style-name="ro1">
          <table:table-cell office:value-type="float" office:value="24.446" calcext:value-type="float">
            <text:p>24.446</text:p>
          </table:table-cell>
          <table:table-cell office:value-type="float" office:value="23.383" calcext:value-type="float">
            <text:p>23.383</text:p>
          </table:table-cell>
          <table:table-cell office:value-type="float" office:value="23.2927" calcext:value-type="float">
            <text:p>23.2927</text:p>
          </table:table-cell>
          <table:table-cell office:value-type="float" office:value="23.338" calcext:value-type="float">
            <text:p>23.338</text:p>
          </table:table-cell>
          <table:table-cell office:value-type="float" office:value="23.3247" calcext:value-type="float">
            <text:p>23.3247</text:p>
          </table:table-cell>
          <table:table-cell table:number-columns-repeated="1019"/>
        </table:table-row>
        <table:table-row table:style-name="ro1">
          <table:table-cell office:value-type="float" office:value="24.9347" calcext:value-type="float">
            <text:p>24.9347</text:p>
          </table:table-cell>
          <table:table-cell office:value-type="float" office:value="23.5228" calcext:value-type="float">
            <text:p>23.5228</text:p>
          </table:table-cell>
          <table:table-cell office:value-type="float" office:value="23.3554" calcext:value-type="float">
            <text:p>23.3554</text:p>
          </table:table-cell>
          <table:table-cell office:value-type="float" office:value="23.4425" calcext:value-type="float">
            <text:p>23.4425</text:p>
          </table:table-cell>
          <table:table-cell office:value-type="float" office:value="23.455" calcext:value-type="float">
            <text:p>23.455</text:p>
          </table:table-cell>
          <table:table-cell table:number-columns-repeated="1019"/>
        </table:table-row>
        <table:table-row table:style-name="ro1">
          <table:table-cell office:value-type="float" office:value="23.3149" calcext:value-type="float">
            <text:p>23.3149</text:p>
          </table:table-cell>
          <table:table-cell office:value-type="float" office:value="23.4812" calcext:value-type="float">
            <text:p>23.4812</text:p>
          </table:table-cell>
          <table:table-cell office:value-type="float" office:value="23.3934" calcext:value-type="float">
            <text:p>23.3934</text:p>
          </table:table-cell>
          <table:table-cell office:value-type="float" office:value="23.4344" calcext:value-type="float">
            <text:p>23.4344</text:p>
          </table:table-cell>
          <table:table-cell office:value-type="float" office:value="23.4184" calcext:value-type="float">
            <text:p>23.4184</text:p>
          </table:table-cell>
          <table:table-cell table:number-columns-repeated="1019"/>
        </table:table-row>
        <table:table-row table:style-name="ro1">
          <table:table-cell office:value-type="float" office:value="23.3669" calcext:value-type="float">
            <text:p>23.3669</text:p>
          </table:table-cell>
          <table:table-cell office:value-type="float" office:value="23.5919" calcext:value-type="float">
            <text:p>23.5919</text:p>
          </table:table-cell>
          <table:table-cell office:value-type="float" office:value="23.408" calcext:value-type="float">
            <text:p>23.408</text:p>
          </table:table-cell>
          <table:table-cell office:value-type="float" office:value="23.4971" calcext:value-type="float">
            <text:p>23.4971</text:p>
          </table:table-cell>
          <table:table-cell office:value-type="float" office:value="23.519" calcext:value-type="float">
            <text:p>23.519</text:p>
          </table:table-cell>
          <table:table-cell table:number-columns-repeated="1019"/>
        </table:table-row>
        <table:table-row table:style-name="ro1">
          <table:table-cell office:value-type="float" office:value="27.2462" calcext:value-type="float">
            <text:p>27.2462</text:p>
          </table:table-cell>
          <table:table-cell office:value-type="float" office:value="23.749" calcext:value-type="float">
            <text:p>23.749</text:p>
          </table:table-cell>
          <table:table-cell office:value-type="float" office:value="23.4289" calcext:value-type="float">
            <text:p>23.4289</text:p>
          </table:table-cell>
          <table:table-cell office:value-type="float" office:value="23.5628" calcext:value-type="float">
            <text:p>23.5628</text:p>
          </table:table-cell>
          <table:table-cell office:value-type="float" office:value="23.6908" calcext:value-type="float">
            <text:p>23.6908</text:p>
          </table:table-cell>
          <table:table-cell table:number-columns-repeated="1019"/>
        </table:table-row>
        <table:table-row table:style-name="ro1">
          <table:table-cell office:value-type="float" office:value="24.6795" calcext:value-type="float">
            <text:p>24.6795</text:p>
          </table:table-cell>
          <table:table-cell office:value-type="float" office:value="23.7157" calcext:value-type="float">
            <text:p>23.7157</text:p>
          </table:table-cell>
          <table:table-cell office:value-type="float" office:value="23.42" calcext:value-type="float">
            <text:p>23.42</text:p>
          </table:table-cell>
          <table:table-cell office:value-type="float" office:value="23.5425" calcext:value-type="float">
            <text:p>23.5425</text:p>
          </table:table-cell>
          <table:table-cell office:value-type="float" office:value="23.6392" calcext:value-type="float">
            <text:p>23.6392</text:p>
          </table:table-cell>
          <table:table-cell table:number-columns-repeated="1019"/>
        </table:table-row>
        <table:table-row table:style-name="ro1">
          <table:table-cell office:value-type="float" office:value="24.1784" calcext:value-type="float">
            <text:p>24.1784</text:p>
          </table:table-cell>
          <table:table-cell office:value-type="float" office:value="23.5545" calcext:value-type="float">
            <text:p>23.5545</text:p>
          </table:table-cell>
          <table:table-cell office:value-type="float" office:value="23.3891" calcext:value-type="float">
            <text:p>23.3891</text:p>
          </table:table-cell>
          <table:table-cell office:value-type="float" office:value="23.4694" calcext:value-type="float">
            <text:p>23.4694</text:p>
          </table:table-cell>
          <table:table-cell office:value-type="float" office:value="23.4795" calcext:value-type="float">
            <text:p>23.4795</text:p>
          </table:table-cell>
          <table:table-cell table:number-columns-repeated="1019"/>
        </table:table-row>
        <table:table-row table:style-name="ro1">
          <table:table-cell office:value-type="float" office:value="24.6795" calcext:value-type="float">
            <text:p>24.6795</text:p>
          </table:table-cell>
          <table:table-cell office:value-type="float" office:value="23.5058" calcext:value-type="float">
            <text:p>23.5058</text:p>
          </table:table-cell>
          <table:table-cell office:value-type="float" office:value="23.3948" calcext:value-type="float">
            <text:p>23.3948</text:p>
          </table:table-cell>
          <table:table-cell office:value-type="float" office:value="23.4493" calcext:value-type="float">
            <text:p>23.4493</text:p>
          </table:table-cell>
          <table:table-cell office:value-type="float" office:value="23.4381" calcext:value-type="float">
            <text:p>23.4381</text:p>
          </table:table-cell>
          <table:table-cell table:number-columns-repeated="1019"/>
        </table:table-row>
        <table:table-row table:style-name="ro1">
          <table:table-cell office:value-type="float" office:value="24.1784" calcext:value-type="float">
            <text:p>24.1784</text:p>
          </table:table-cell>
          <table:table-cell office:value-type="float" office:value="23.4522" calcext:value-type="float">
            <text:p>23.4522</text:p>
          </table:table-cell>
          <table:table-cell office:value-type="float" office:value="23.3921" calcext:value-type="float">
            <text:p>23.3921</text:p>
          </table:table-cell>
          <table:table-cell office:value-type="float" office:value="23.4307" calcext:value-type="float">
            <text:p>23.4307</text:p>
          </table:table-cell>
          <table:table-cell office:value-type="float" office:value="23.3967" calcext:value-type="float">
            <text:p>23.3967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3:16:50.244879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2:37:14.022517875</meta:creation-date>
    <dc:date>2016-01-18T13:29:19.089994344</dc:date>
    <meta:editing-duration>PT16M34S</meta:editing-duration>
    <meta:editing-cycles>8</meta:editing-cycles>
    <meta:generator>LibreOffice/4.2.8.2$Linux_X86_64 LibreOffice_project/420m0$Build-2</meta:generator>
    <meta:document-statistic meta:table-count="1" meta:cell-count="155" meta:object-count="0"/>
  </office:meta>
</office:document-meta>
</file>